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341" officeooo:paragraph-rsid="000b2341"/>
    </style:style>
    <style:style style:name="P2" style:family="paragraph" style:parent-style-name="Standard">
      <style:text-properties officeooo:rsid="000b5cd9" officeooo:paragraph-rsid="000b5cd9"/>
    </style:style>
    <style:style style:name="P3" style:family="paragraph" style:parent-style-name="Preformatted_20_Text">
      <style:text-properties officeooo:rsid="000b2341" officeooo:paragraph-rsid="000b2341"/>
    </style:style>
    <style:style style:name="P4" style:family="paragraph" style:parent-style-name="Preformatted_20_Text">
      <style:text-properties officeooo:rsid="000b5cd9" officeooo:paragraph-rsid="000b5cd9"/>
    </style:style>
    <style:style style:name="P5" style:family="paragraph" style:parent-style-name="Preformatted_20_Text">
      <style:text-properties officeooo:paragraph-rsid="000b5cd9"/>
    </style:style>
    <style:style style:name="P6" style:family="paragraph" style:parent-style-name="Preformatted_20_Text">
      <style:text-properties style:text-underline-style="solid" style:text-underline-width="auto" style:text-underline-color="font-color" officeooo:rsid="000b5cd9" officeooo:paragraph-rsid="000b5cd9"/>
    </style:style>
    <style:style style:name="P7" style:family="paragraph" style:parent-style-name="Preformatted_20_Text">
      <style:text-properties officeooo:rsid="000b88d4" officeooo:paragraph-rsid="000b88d4"/>
    </style:style>
    <style:style style:name="P8" style:family="paragraph" style:parent-style-name="Preformatted_20_Text">
      <style:text-properties officeooo:rsid="000d8674" officeooo:paragraph-rsid="000d8674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0b5cd9" officeooo:paragraph-rsid="000b5cd9"/>
    </style:style>
    <style:style style:name="T1" style:family="text">
      <style:text-properties officeooo:rsid="000b5cd9"/>
    </style:style>
    <style:style style:name="T2" style:family="text">
      <style:text-properties officeooo:rsid="000b8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para poner Warbo en producción</text:p>
      <text:p text:style-name="P1"/>
      <text:p text:style-name="P1">Vamos a explicar como poner Warbo en produccion en un Amazon Web Service con Ubuntu <text:span text:style-name="T1">16.04</text:span> instalado (para instalarlo en cualquier otro lugar no variaran muchos los pasos).</text:p>
      <text:p text:style-name="P1"/>
      <text:p text:style-name="P1">Elprimer paso sera instalar node.js, lo haremos con los siguientes comandos: </text:p>
      <text:p text:style-name="P1"/>
      <text:p text:style-name="P3">sudo apt-get update</text:p>
      <text:p text:style-name="Preformatted_20_Text">sudo apt-get install -y curl apt-transport-https ca-certificates &amp;&amp;</text:p>
      <text:p text:style-name="Preformatted_20_Text"><text:s text:c="2"/>curl --fail -ssL -o setup-nodejs https://deb.nodesource.com/setup_6.x &amp;&amp;</text:p>
      <text:p text:style-name="Preformatted_20_Text"><text:s text:c="2"/>sudo bash setup-nodejs &amp;&amp;</text:p>
      <text:p text:style-name="P9"><text:s text:c="2"/>sudo apt-get install -y nodejs build-essential</text:p>
      <text:p text:style-name="P9"/>
      <text:p text:style-name="P10">Ahora instalaremos el passengers y apache desde el repositorio de phusions:</text:p>
      <text:p text:style-name="P10"/>
      <text:p text:style-name="P10">1. instalar passengers y apache</text:p>
      <text:p text:style-name="P3"/>
      <text:p text:style-name="Preformatted_20_Text"><text:span text:style-name="Source_20_Text">sudo apt-key adv --keyserver hkp://keyserver.ubuntu.com:80 --recv-keys 561F9B9CAC40B2F7</text:span></text:p>
      <text:p text:style-name="Preformatted_20_Text"><text:span text:style-name="Source_20_Text">sudo apt-get install -y apt-transport-https ca-certificates</text:span></text:p>
      <text:p text:style-name="P9"/>
      <text:p text:style-name="Preformatted_20_Text"/>
      <text:p text:style-name="Preformatted_20_Text"><text:span text:style-name="Source_20_Text">sudo sh -c 'echo deb https://oss-binaries.phusionpassenger.com/apt/passenger xenial main &gt; /etc/apt/sources.list.d/passenger.list'</text:span></text:p>
      <text:p text:style-name="Preformatted_20_Text"><text:span text:style-name="Source_20_Text">sudo apt-get update</text:span></text:p>
      <text:p text:style-name="P9"/>
      <text:p text:style-name="Preformatted_20_Text"/>
      <text:p text:style-name="P9"><text:span text:style-name="Source_20_Text">sudo apt-get install -y libapache2-mod-passenger</text:span></text:p>
      <text:p text:style-name="P2"/>
      <text:p text:style-name="P2">2. activar passenger y reiniciar apache</text:p>
      <text:p text:style-name="P2"/>
      <text:p text:style-name="P4">sudo a2enmod passenger</text:p>
      <text:p text:style-name="P9">sudo <text:span text:style-name="T2">service apache2 restart</text:span></text:p>
      <text:p text:style-name="P2">3. comprobamos que la instalacion ha sido correcta</text:p>
      <text:p text:style-name="P2"/>
      <text:p text:style-name="P4">sudo /usr/bin/passenger-config validate-install</text:p>
      <text:p text:style-name="P4">// este comando nos debe indicar que la isntalacion ha sido correcta</text:p>
      <text:p text:style-name="P4"/>
      <text:p text:style-name="P4"><text:span text:style-name="Source_20_Text">sudo /usr/sbin/passenger-memory-stats</text:span></text:p>
      <text:p text:style-name="P4"><text:span text:style-name="Source_20_Text">// aquí comprobaremo que los procesos estan en marcha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Vamos a descargar el codigo y ponerlo en marcha</text:span></text:p>
      <text:p text:style-name="P4"><text:span text:style-name="Source_20_Text"/></text:p>
      <text:p text:style-name="P5"><text:span text:style-name="Source_20_Text"><text:span text:style-name="T1">1. instalamos git en el servidor</text:span></text:span></text:p>
      <text:p text:style-name="P5"><text:span text:style-name="Source_20_Text"/></text:p>
      <text:p text:style-name="P5"><text:span text:style-name="Source_20_Text">sudo apt-get install -y git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2"><text:soft-page-break/>2. hacemos un pull del codigo</text:p>
      <text:p text:style-name="P2"/>
      <text:p text:style-name="P5"><text:span text:style-name="T1">sudo mkdir /var/www/html/myapp</text:span></text:p>
      <text:p text:style-name="P5"/>
      <text:p text:style-name="P5">cd /var/www/<text:span text:style-name="T1">html</text:span>/myapp</text:p>
      <text:p text:style-name="P5"/>
      <text:p text:style-name="P4">sudo git clone <text:a xlink:type="simple" xlink:href="https://github.com/HeasHeartfire/Warbo.git" text:style-name="Internet_20_link" text:visited-style-name="Visited_20_Internet_20_Link">https://github.com/HeasHeartfire/Warbo.git</text:a></text:p>
      <text:p text:style-name="P4"/>
      <text:p text:style-name="P4"/>
      <text:p text:style-name="P4">3. instalaremos los paquetes con npm</text:p>
      <text:p text:style-name="P4"/>
      <text:p text:style-name="P4">npm install </text:p>
      <text:p text:style-name="P4"/>
      <text:p text:style-name="P4"/>
      <text:p text:style-name="P4">Ahora modificaremos los archivos de configuracion de apache</text:p>
      <text:p text:style-name="P4"/>
      <text:p text:style-name="P4">sudo nano /etc/apache2/sites-enabled/myapp.conf</text:p>
      <text:p text:style-name="P4"/>
      <text:p text:style-name="P4">//<text:span text:style-name="T2">ejemplo del .conf</text:span></text:p>
      <text:p text:style-name="P6"/>
      <text:p text:style-name="P4">&lt;VirtualHost *:80&gt;</text:p>
      <text:p text:style-name="Preformatted_20_Text"><text:s text:c="4"/>ServerName yourserver.com</text:p>
      <text:p text:style-name="Preformatted_20_Text"/>
      <text:p text:style-name="Preformatted_20_Text"><text:s text:c="4"/>DocumentRoot /var/www/<text:span text:style-name="T2">html</text:span>/myapp/</text:p>
      <text:p text:style-name="Preformatted_20_Text"><text:s text:c="4"/>PassengerAppRoot /var/www/<text:span text:style-name="T2">html</text:span>/myapp/</text:p>
      <text:p text:style-name="Preformatted_20_Text"/>
      <text:p text:style-name="Preformatted_20_Text"><text:s text:c="4"/>PassengerAppType node</text:p>
      <text:p text:style-name="Preformatted_20_Text"><text:s text:c="4"/>PassengerStartupFile <text:span text:style-name="T2">server</text:span>.js</text:p>
      <text:p text:style-name="Preformatted_20_Text"/>
      <text:p text:style-name="Preformatted_20_Text"><text:s text:c="4"/>&lt;Directory /var/www/<text:span text:style-name="T2">html/</text:span>myapp/&gt;</text:p>
      <text:p text:style-name="Preformatted_20_Text"><text:s text:c="6"/>Allow from all</text:p>
      <text:p text:style-name="Preformatted_20_Text"><text:s text:c="6"/>Options -MultiViews</text:p>
      <text:p text:style-name="Preformatted_20_Text"><text:s text:c="6"/>Require all granted</text:p>
      <text:p text:style-name="Preformatted_20_Text"><text:s text:c="4"/>&lt;/Directory&gt;</text:p>
      <text:p text:style-name="P9">&lt;/VirtualHost&gt;</text:p>
      <text:p text:style-name="P7">reiniciaremos apache una vez editado el config</text:p>
      <text:p text:style-name="P7"/>
      <text:p text:style-name="P7">sudo service apache2 restart</text:p>
      <text:p text:style-name="P7"/>
      <text:p text:style-name="P7">Ahora que tenemos Warbo en marcha nos falta añadir la base de datos:</text:p>
      <text:p text:style-name="P7"/>
      <text:p text:style-name="P7">instalamos mysql</text:p>
      <text:p text:style-name="P7"/>
      <text:p text:style-name="P7">sudo apt-get update</text:p>
      <text:p text:style-name="P7">sudo apt-get install mysql-server</text:p>
      <text:p text:style-name="P7"><text:span text:style-name="Source_20_Text">sudo mysql_secure_installation</text:span></text:p>
      <text:p text:style-name="P7"/>
      <text:p text:style-name="P7">seguimos el proceso de instalacion (bastante sencillo) y nos apuntaremos el usuario y la contraseña del root</text:p>
      <text:p text:style-name="P7"/>
      <text:p text:style-name="P7">una vez instalado mysql podremos ejecutar el siguiente comando desde el directorio de Warbo/DDBB</text:p>
      <text:p text:style-name="P7"/>
      <text:p text:style-name="P7">mysql -u [usuario] -p &lt; crearEsqueletoDDBB.sql</text:p>
      <text:p text:style-name="P7"/>
      <text:p text:style-name="P7">nos pedira la contraseña que pusimos en el paso anterior</text:p>
      <text:p text:style-name="P7"/>
      <text:p text:style-name="P7">para acabar deberemos modificar un ultimo archivo:</text:p>
      <text:p text:style-name="P7"/>
      <text:p text:style-name="P8">dentro del directorio de Warbo, en static/js/db.js buscaremos en las primeras lineas user y password. Modificaremos estos valores por los que pusimos nosotros al instalar my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49:12.146017541</meta:creation-date>
    <dc:date>2017-05-22T20:23:53.010530831</dc:date>
    <meta:editing-duration>PT1M58S</meta:editing-duration>
    <meta:editing-cycles>1</meta:editing-cycles>
    <meta:document-statistic meta:table-count="0" meta:image-count="0" meta:object-count="0" meta:page-count="2" meta:paragraph-count="60" meta:word-count="366" meta:character-count="2820" meta:non-whitespace-character-count="2463"/>
    <meta:generator>LibreOffice/5.1.6.2$Linux_X86_64 LibreOffice_project/10m0$Build-2</meta:generator>
  </office:meta>
</office:document-meta>
</file>